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skaydiaMono NF" svg:font-family="'CaskaydiaMono NF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0.9283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791in"/>
    </style:style>
    <style:style style:name="co7" style:family="table-column">
      <style:table-column-properties fo:break-before="auto" style:column-width="0.8555in"/>
    </style:style>
    <style:style style:name="co8" style:family="table-column">
      <style:table-column-properties fo:break-before="auto" style:column-width="0.6374in"/>
    </style:style>
    <style:style style:name="co9" style:family="table-column">
      <style:table-column-properties fo:break-before="auto" style:column-width="0.772in"/>
    </style:style>
    <style:style style:name="co10" style:family="table-column">
      <style:table-column-properties fo:break-before="auto" style:column-width="0.8866in"/>
    </style:style>
    <style:style style:name="co11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solid #000000" fo:background-color="#dddddd" fo:border-left="0.74pt solid #000000" fo:border-right="none" fo:border-top="0.74pt solid #000000" style:vertical-align="middle"/>
    </style: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0.74pt solid #000000" fo:background-color="#ffffff" fo:border-left="none" fo:border-right="none" fo:border-top="0.74pt solid #000000" style:vertical-align="middle"/>
    </style:style>
    <style:style style:name="ce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13" style:family="table-cell" style:parent-style-name="Default" style:data-style-name="N1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74pt solid #000000" fo:background-color="#ffffff" fo:border-left="none" fo:border-right="0.74pt solid #000000" fo:border-top="0.74pt solid #000000" style:vertical-align="middle"/>
    </style:style>
    <style:style style:name="ce1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 style:data-style-name="N1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3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4" style:family="graphic" style:parent-style-name="Default">
      <style:graphic-properties draw:fill="none" draw:textarea-horizontal-align="justify" draw:textarea-vertical-align="middle" draw:auto-grow-height="false" fo:min-height="0.5169in" fo:min-width="0.4949in" loext:decorative="false"/>
      <style:paragraph-properties fo:text-align="center"/>
    </style:style>
    <style:style style:name="gr5" style:family="graphic" style:parent-style-name="Default">
      <style:graphic-properties draw:fill="none" draw:textarea-horizontal-align="justify" draw:textarea-vertical-align="middle" draw:auto-grow-height="false" fo:min-height="2.9886in" fo:min-width="4.6205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tempos" table:style-name="ta1" table:print-ranges="resultados_tempos.A1:resultados_tempos.XFD1048576">
        <office:forms form:automatic-focus="false" form:apply-design-mode="false"/>
        <table:shapes>
          <draw:frame draw:z-index="0" draw:style-name="gr1" draw:text-style-name="P2" svg:width="6.2988in" svg:height="3.5429in" svg:x="5.3189in" svg:y="1.1102in">
            <draw:object draw:notify-on-update-of-ranges="resultados_tempos.B15:resultados_tempos.B17 resultados_tempos.C14:resultados_tempos.C14 resultados_tempos.C15:resultados_tempos.C17 resultados_tempos.D14:resultados_tempos.D14 resultados_tempos.D15:resultados_tempos.D17 resultados_tempos.E14:resultados_tempos.E14 resultados_tempos.E15:resultados_tempos.E17" xlink:href="./Object 1" xlink:type="simple" xlink:show="embed" xlink:actuate="onLoad">
              <loext:p text:style-name="P1"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6.2988in" svg:height="3.5429in" svg:x="11.5961in" svg:y="1.0941in">
            <draw:object draw:notify-on-update-of-ranges="resultados_tempos.B20:resultados_tempos.B20 resultados_tempos.B21:resultados_tempos.B23 resultados_tempos.C20:resultados_tempos.C20 resultados_tempos.C21:resultados_tempos.C23 resultados_tempos.D20:resultados_tempos.D20 resultados_tempos.D21:resultados_tempos.D23 resultados_tempos.E20:resultados_tempos.E20 resultados_tempos.E21:resultados_tempos.E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6.2988in" svg:height="3.5429in" svg:x="5.3256in" svg:y="4.5756in">
            <draw:object draw:notify-on-update-of-ranges="resultados_tempos.B26:resultados_tempos.B26 resultados_tempos.B27:resultados_tempos.B29 resultados_tempos.C26:resultados_tempos.C26 resultados_tempos.C27:resultados_tempos.C29 resultados_tempos.D26:resultados_tempos.D26 resultados_tempos.D27:resultados_tempos.D29 resultados_tempos.E26:resultados_tempos.E26 resultados_tempos.E27:resultados_tempos.E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2" svg:width="6.2988in" svg:height="3.5429in" svg:x="11.6067in" svg:y="4.5626in">
            <draw:object draw:notify-on-update-of-ranges="resultados_tempos.B26:resultados_tempos.B26 resultados_tempos.C26:resultados_tempos.D26 resultados_tempos.B28:resultados_tempos.B28 resultados_tempos.C28:resultados_tempos.D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line draw:z-index="4" draw:name="Line 1" draw:style-name="gr3" draw:text-style-name="P1" svg:x1="8.3224in" svg:y1="7.0433in" svg:x2="12.2433in" svg:y2="4.7925in">
            <text:p/>
          </draw:line>
          <draw:line draw:z-index="5" draw:name="Line 2" draw:style-name="gr3" draw:text-style-name="P1" svg:x1="8.4638in" svg:y1="7.7543in" svg:x2="12.5811in" svg:y2="7.9705in">
            <text:p/>
          </draw:line>
          <draw:custom-shape draw:z-index="6" draw:name="Shape 1" draw:style-name="gr4" draw:text-style-name="P2" svg:width="0.6996in" svg:height="0.7303in" svg:x="8.1161in" svg:y="7.0177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name="Shape 2" draw:style-name="gr5" draw:text-style-name="P2" svg:width="4.9433in" svg:height="3.3114in" svg:x="12.0594in" svg:y="4.659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 table:number-rows-repeated="1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Quantidade de Amostras: </text:p>
          </table:table-cell>
          <table:covered-table-cell table:style-name="ce6"/>
          <table:table-cell table:style-name="ce11" office:value-type="float" office:value="100" calcext:value-type="float" table:number-columns-spanned="2" table:number-rows-spanned="1">
            <text:p>100</text:p>
          </table:table-cell>
          <table:covered-table-cell table:style-name="ce14"/>
          <table:table-cell/>
        </table:table-row>
        <table:table-row table:style-name="ro1">
          <table:table-cell/>
          <table:table-cell table:style-name="ce2" office:value-type="string" calcext:value-type="string">
            <text:p>Conjunto</text:p>
          </table:table-cell>
          <table:table-cell table:style-name="ce7" office:value-type="string" calcext:value-type="string">
            <text:p>bubble</text:p>
          </table:table-cell>
          <table:table-cell table:style-name="ce12" office:value-type="string" calcext:value-type="string">
            <text:p>insertion</text:p>
          </table:table-cell>
          <table:table-cell table:style-name="ce15" office:value-type="string" calcext:value-type="string">
            <text:p>quick</text:p>
          </table:table-cell>
          <table:table-cell table:style-name="ce17"/>
        </table:table-row>
        <table:table-row table:style-name="ro1">
          <table:table-cell/>
          <table:table-cell table:style-name="ce3" office:value-type="string" calcext:value-type="string">
            <text:p>aleatorio</text:p>
          </table:table-cell>
          <table:table-cell table:style-name="ce8" table:formula="of:=[$Medias.C2]" office:value-type="float" office:value="197579.666666667" calcext:value-type="float">
            <text:p>197580</text:p>
          </table:table-cell>
          <table:table-cell table:style-name="ce13" table:formula="of:=[$Medias.D2]" office:value-type="float" office:value="66599.6666666667" calcext:value-type="float">
            <text:p>66600</text:p>
          </table:table-cell>
          <table:table-cell table:style-name="ce16" table:formula="of:=[$Medias.E2]" office:value-type="float" office:value="36231.6666666667" calcext:value-type="float">
            <text:p>3623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rescente</text:p>
          </table:table-cell>
          <table:table-cell table:style-name="ce8" table:formula="of:=[$Medias.C5]" office:value-type="float" office:value="1005.66666666667" calcext:value-type="float">
            <text:p>1006</text:p>
          </table:table-cell>
          <table:table-cell table:style-name="ce13" table:formula="of:=[$Medias.D5]" office:value-type="float" office:value="14257.3333333333" calcext:value-type="float">
            <text:p>14257</text:p>
          </table:table-cell>
          <table:table-cell table:style-name="ce16" table:formula="of:=[$Medias.E5]" office:value-type="float" office:value="17967" calcext:value-type="float">
            <text:p>1796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ecrescente</text:p>
          </table:table-cell>
          <table:table-cell table:style-name="ce8" table:formula="of:=[$Medias.C8]" office:value-type="float" office:value="16975.3333333333" calcext:value-type="float">
            <text:p>16975</text:p>
          </table:table-cell>
          <table:table-cell table:style-name="ce13" table:formula="of:=[$Medias.D8]" office:value-type="float" office:value="2761.66666666667" calcext:value-type="float">
            <text:p>2762</text:p>
          </table:table-cell>
          <table:table-cell table:style-name="ce16" table:formula="of:=[$Medias.E8]" office:value-type="float" office:value="6054.66666666667" calcext:value-type="float">
            <text:p>6055</text:p>
          </table:table-cell>
          <table:table-cell/>
        </table:table-row>
        <table:table-row table:style-name="ro1">
          <table:table-cell/>
          <table:table-cell table:style-name="ce4" table:number-columns-repeated="4"/>
          <table: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Quantidade de Amostras: </text:p>
          </table:table-cell>
          <table:covered-table-cell table:style-name="ce9"/>
          <table:table-cell table:style-name="ce11" office:value-type="string" calcext:value-type="string" table:number-columns-spanned="2" table:number-rows-spanned="1">
            <text:p>1K</text:p>
          </table:table-cell>
          <table:covered-table-cell table:style-name="ce11"/>
          <table:table-cell/>
        </table:table-row>
        <table:table-row table:style-name="ro1">
          <table:table-cell/>
          <table:table-cell table:style-name="ce2" office:value-type="string" calcext:value-type="string">
            <text:p>Conjunto</text:p>
          </table:table-cell>
          <table:table-cell table:style-name="ce7" office:value-type="string" calcext:value-type="string">
            <text:p>bubble</text:p>
          </table:table-cell>
          <table:table-cell table:style-name="ce12" office:value-type="string" calcext:value-type="string">
            <text:p>insertion</text:p>
          </table:table-cell>
          <table:table-cell table:style-name="ce15" office:value-type="string" calcext:value-type="string">
            <text:p>quick</text:p>
          </table:table-cell>
          <table:table-cell table:style-name="ce17"/>
        </table:table-row>
        <table:table-row table:style-name="ro1">
          <table:table-cell/>
          <table:table-cell table:style-name="ce3" office:value-type="string" calcext:value-type="string">
            <text:p>aleatorio</text:p>
          </table:table-cell>
          <table:table-cell table:style-name="ce8" table:formula="of:=[$Medias.C3]" office:value-type="float" office:value="3961715.66666667" calcext:value-type="float">
            <text:p>3961716</text:p>
          </table:table-cell>
          <table:table-cell table:style-name="ce13" table:formula="of:=[$Medias.D3]" office:value-type="float" office:value="2006573.33333333" calcext:value-type="float">
            <text:p>2006573</text:p>
          </table:table-cell>
          <table:table-cell table:style-name="ce16" table:formula="of:=[$Medias.E3]" office:value-type="float" office:value="336242.666666667" calcext:value-type="float">
            <text:p>33624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rescente</text:p>
          </table:table-cell>
          <table:table-cell table:style-name="ce8" table:formula="of:=[$Medias.C6]" office:value-type="float" office:value="594.333333333333" calcext:value-type="float">
            <text:p>594</text:p>
          </table:table-cell>
          <table:table-cell table:style-name="ce13" table:formula="of:=[$Medias.D6]" office:value-type="float" office:value="37343.6666666667" calcext:value-type="float">
            <text:p>37344</text:p>
          </table:table-cell>
          <table:table-cell table:style-name="ce16" table:formula="of:=[$Medias.E6]" office:value-type="float" office:value="1008560" calcext:value-type="float">
            <text:p>100856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ecrescente</text:p>
          </table:table-cell>
          <table:table-cell table:style-name="ce8" table:formula="of:=[$Medias.C9]" office:value-type="float" office:value="1556886.66666667" calcext:value-type="float">
            <text:p>1556887</text:p>
          </table:table-cell>
          <table:table-cell table:style-name="ce13" table:formula="of:=[$Medias.D9]" office:value-type="float" office:value="94084.3333333333" calcext:value-type="float">
            <text:p>94084</text:p>
          </table:table-cell>
          <table:table-cell table:style-name="ce16" table:formula="of:=[$Medias.E9]" office:value-type="float" office:value="262292" calcext:value-type="float">
            <text:p>262292</text:p>
          </table:table-cell>
          <table:table-cell/>
        </table:table-row>
        <table:table-row table:style-name="ro1">
          <table:table-cell/>
          <table:table-cell table:style-name="ce4"/>
          <table:table-cell table:style-name="ce10"/>
          <table:table-cell table:style-name="ce4" table:number-columns-repeated="2"/>
          <table: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Quantidade de Amostras: </text:p>
          </table:table-cell>
          <table:covered-table-cell table:style-name="ce9"/>
          <table:table-cell table:style-name="ce11" office:value-type="string" calcext:value-type="string" table:number-columns-spanned="2" table:number-rows-spanned="1">
            <text:p>10K</text:p>
          </table:table-cell>
          <table:covered-table-cell table:style-name="ce11"/>
          <table:table-cell/>
        </table:table-row>
        <table:table-row table:style-name="ro2">
          <table:table-cell/>
          <table:table-cell table:style-name="ce2" office:value-type="string" calcext:value-type="string">
            <text:p>Conjunto</text:p>
          </table:table-cell>
          <table:table-cell table:style-name="ce7" office:value-type="string" calcext:value-type="string">
            <text:p>bubble</text:p>
          </table:table-cell>
          <table:table-cell table:style-name="ce12" office:value-type="string" calcext:value-type="string">
            <text:p>insertion</text:p>
          </table:table-cell>
          <table:table-cell table:style-name="ce15" office:value-type="string" calcext:value-type="string">
            <text:p>quick</text:p>
          </table:table-cell>
          <table:table-cell table:style-name="ce17"/>
        </table:table-row>
        <table:table-row table:style-name="ro1">
          <table:table-cell/>
          <table:table-cell table:style-name="ce3" office:value-type="string" calcext:value-type="string">
            <text:p>aleatorio</text:p>
          </table:table-cell>
          <table:table-cell table:style-name="ce8" table:formula="of:=[$Medias.C4]" office:value-type="float" office:value="45434194" calcext:value-type="float">
            <text:p>45434194</text:p>
          </table:table-cell>
          <table:table-cell table:style-name="ce13" table:formula="of:=[$Medias.D4]" office:value-type="float" office:value="16939893" calcext:value-type="float">
            <text:p>16939893</text:p>
          </table:table-cell>
          <table:table-cell table:style-name="ce16" table:formula="of:=[$Medias.E4]" office:value-type="float" office:value="790427.333333333" calcext:value-type="float">
            <text:p>79042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rescente</text:p>
          </table:table-cell>
          <table:table-cell table:style-name="ce8" table:formula="of:=[$Medias.C7]" office:value-type="float" office:value="2845.33333333333" calcext:value-type="float">
            <text:p>2845</text:p>
          </table:table-cell>
          <table:table-cell table:style-name="ce13" table:formula="of:=[$Medias.D7]" office:value-type="float" office:value="39608" calcext:value-type="float">
            <text:p>39608</text:p>
          </table:table-cell>
          <table:table-cell table:style-name="ce16" table:formula="of:=[$Medias.E7]" office:value-type="float" office:value="37459979.6666667" calcext:value-type="float">
            <text:p>3745998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ecrescente</text:p>
          </table:table-cell>
          <table:table-cell table:style-name="ce8" table:formula="of:=[$Medias.C10]" office:value-type="float" office:value="40997974.6666667" calcext:value-type="float">
            <text:p>40997975</text:p>
          </table:table-cell>
          <table:table-cell table:style-name="ce13" table:formula="of:=[$Medias.D10]" office:value-type="float" office:value="8983235" calcext:value-type="float">
            <text:p>8983235</text:p>
          </table:table-cell>
          <table:table-cell table:style-name="ce16" table:formula="of:=[$Medias.E10]" office:value-type="float" office:value="25681377.3333333" calcext:value-type="float">
            <text:p>25681377</text:p>
          </table:table-cell>
          <table:table-cell/>
        </table:table-row>
      </table:table>
      <table:table table:name="Medias" table:style-name="ta1">
        <table:table-column table:style-name="co5" table:number-columns-repeated="2" table:default-cell-style-name="Default"/>
        <table:table-column table:style-name="co6" table:default-cell-style-name="ce18"/>
        <table:table-column table:style-name="co5" table:number-columns-repeated="2" table:default-cell-style-name="ce18"/>
        <table:table-row table:style-name="ro1">
          <table:table-cell office:value-type="string" calcext:value-type="string">
            <text:p>conjunto</text:p>
          </table:table-cell>
          <table:table-cell office:value-type="string" calcext:value-type="string">
            <text:p>tamanho</text:p>
          </table:table-cell>
          <table:table-cell table:style-name="Default" office:value-type="string" calcext:value-type="string">
            <text:p>bubble_ms</text:p>
          </table:table-cell>
          <table:table-cell table:style-name="Default" office:value-type="string" calcext:value-type="string">
            <text:p>insertion_ms</text:p>
          </table:table-cell>
          <table:table-cell table:style-name="Default" office:value-type="string" calcext:value-type="string">
            <text:p>quick_ms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float" office:value="100" calcext:value-type="float">
            <text:p>100</text:p>
          </table:table-cell>
          <table:table-cell table:formula="of:=AVERAGE([$resultados_tempos_2.C2];[$resultados_tempos_3.C2];[$resultados_tempos_4.C2])" office:value-type="float" office:value="197579.666666667" calcext:value-type="float">
            <text:p>197580</text:p>
          </table:table-cell>
          <table:table-cell table:formula="of:=AVERAGE([$resultados_tempos_2.D2];[$resultados_tempos_3.D2];[$resultados_tempos_4.D2])" office:value-type="float" office:value="66599.6666666667" calcext:value-type="float">
            <text:p>66600</text:p>
          </table:table-cell>
          <table:table-cell table:formula="of:=AVERAGE([$resultados_tempos_2.E2];[$resultados_tempos_3.E2];[$resultados_tempos_4.E2])" office:value-type="float" office:value="36231.6666666667" calcext:value-type="float">
            <text:p>36232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float" office:value="1000" calcext:value-type="float">
            <text:p>1000</text:p>
          </table:table-cell>
          <table:table-cell table:formula="of:=AVERAGE([$resultados_tempos_2.C3];[$resultados_tempos_3.C3];[$resultados_tempos_4.C3])" office:value-type="float" office:value="3961715.66666667" calcext:value-type="float">
            <text:p>3961716</text:p>
          </table:table-cell>
          <table:table-cell table:formula="of:=AVERAGE([$resultados_tempos_2.D3];[$resultados_tempos_3.D3];[$resultados_tempos_4.D3])" office:value-type="float" office:value="2006573.33333333" calcext:value-type="float">
            <text:p>2006573</text:p>
          </table:table-cell>
          <table:table-cell table:formula="of:=AVERAGE([$resultados_tempos_2.E3];[$resultados_tempos_3.E3];[$resultados_tempos_4.E3])" office:value-type="float" office:value="336242.666666667" calcext:value-type="float">
            <text:p>336243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float" office:value="10000" calcext:value-type="float">
            <text:p>10000</text:p>
          </table:table-cell>
          <table:table-cell table:formula="of:=AVERAGE([$resultados_tempos_2.C4];[$resultados_tempos_3.C4];[$resultados_tempos_4.C4])" office:value-type="float" office:value="45434194" calcext:value-type="float">
            <text:p>45434194</text:p>
          </table:table-cell>
          <table:table-cell table:formula="of:=AVERAGE([$resultados_tempos_2.D4];[$resultados_tempos_3.D4];[$resultados_tempos_4.D4])" office:value-type="float" office:value="16939893" calcext:value-type="float">
            <text:p>16939893</text:p>
          </table:table-cell>
          <table:table-cell table:formula="of:=AVERAGE([$resultados_tempos_2.E4];[$resultados_tempos_3.E4];[$resultados_tempos_4.E4])" office:value-type="float" office:value="790427.333333333" calcext:value-type="float">
            <text:p>790427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office:value-type="float" office:value="100" calcext:value-type="float">
            <text:p>100</text:p>
          </table:table-cell>
          <table:table-cell table:formula="of:=AVERAGE([$resultados_tempos_2.C5];[$resultados_tempos_3.C5];[$resultados_tempos_4.C5])" office:value-type="float" office:value="1005.66666666667" calcext:value-type="float">
            <text:p>1006</text:p>
          </table:table-cell>
          <table:table-cell table:formula="of:=AVERAGE([$resultados_tempos_2.D5];[$resultados_tempos_3.D5];[$resultados_tempos_4.D5])" office:value-type="float" office:value="14257.3333333333" calcext:value-type="float">
            <text:p>14257</text:p>
          </table:table-cell>
          <table:table-cell table:formula="of:=AVERAGE([$resultados_tempos_2.E5];[$resultados_tempos_3.E5];[$resultados_tempos_4.E5])" office:value-type="float" office:value="17967" calcext:value-type="float">
            <text:p>17967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office:value-type="float" office:value="1000" calcext:value-type="float">
            <text:p>1000</text:p>
          </table:table-cell>
          <table:table-cell table:formula="of:=AVERAGE([$resultados_tempos_2.C6];[$resultados_tempos_3.C6];[$resultados_tempos_4.C6])" office:value-type="float" office:value="594.333333333333" calcext:value-type="float">
            <text:p>594</text:p>
          </table:table-cell>
          <table:table-cell table:formula="of:=AVERAGE([$resultados_tempos_2.D6];[$resultados_tempos_3.D6];[$resultados_tempos_4.D6])" office:value-type="float" office:value="37343.6666666667" calcext:value-type="float">
            <text:p>37344</text:p>
          </table:table-cell>
          <table:table-cell table:formula="of:=AVERAGE([$resultados_tempos_2.E6];[$resultados_tempos_3.E6];[$resultados_tempos_4.E6])" office:value-type="float" office:value="1008560" calcext:value-type="float">
            <text:p>1008560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office:value-type="float" office:value="10000" calcext:value-type="float">
            <text:p>10000</text:p>
          </table:table-cell>
          <table:table-cell table:formula="of:=AVERAGE([$resultados_tempos_2.C7];[$resultados_tempos_3.C7];[$resultados_tempos_4.C7])" office:value-type="float" office:value="2845.33333333333" calcext:value-type="float">
            <text:p>2845</text:p>
          </table:table-cell>
          <table:table-cell table:formula="of:=AVERAGE([$resultados_tempos_2.D7];[$resultados_tempos_3.D7];[$resultados_tempos_4.D7])" office:value-type="float" office:value="39608" calcext:value-type="float">
            <text:p>39608</text:p>
          </table:table-cell>
          <table:table-cell table:formula="of:=AVERAGE([$resultados_tempos_2.E7];[$resultados_tempos_3.E7];[$resultados_tempos_4.E7])" office:value-type="float" office:value="37459979.6666667" calcext:value-type="float">
            <text:p>37459980</text:p>
          </table:table-cell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float" office:value="100" calcext:value-type="float">
            <text:p>100</text:p>
          </table:table-cell>
          <table:table-cell table:formula="of:=AVERAGE([$resultados_tempos_2.C8];[$resultados_tempos_3.C8];[$resultados_tempos_4.C8])" office:value-type="float" office:value="16975.3333333333" calcext:value-type="float">
            <text:p>16975</text:p>
          </table:table-cell>
          <table:table-cell table:formula="of:=AVERAGE([$resultados_tempos_2.D8];[$resultados_tempos_3.D8];[$resultados_tempos_4.D8])" office:value-type="float" office:value="2761.66666666667" calcext:value-type="float">
            <text:p>2762</text:p>
          </table:table-cell>
          <table:table-cell table:formula="of:=AVERAGE([$resultados_tempos_2.E8];[$resultados_tempos_3.E8];[$resultados_tempos_4.E8])" office:value-type="float" office:value="6054.66666666667" calcext:value-type="float">
            <text:p>6055</text:p>
          </table:table-cell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float" office:value="1000" calcext:value-type="float">
            <text:p>1000</text:p>
          </table:table-cell>
          <table:table-cell table:formula="of:=AVERAGE([$resultados_tempos_2.C9];[$resultados_tempos_3.C9];[$resultados_tempos_4.C9])" office:value-type="float" office:value="1556886.66666667" calcext:value-type="float">
            <text:p>1556887</text:p>
          </table:table-cell>
          <table:table-cell table:formula="of:=AVERAGE([$resultados_tempos_2.D9];[$resultados_tempos_3.D9];[$resultados_tempos_4.D9])" office:value-type="float" office:value="94084.3333333333" calcext:value-type="float">
            <text:p>94084</text:p>
          </table:table-cell>
          <table:table-cell table:formula="of:=AVERAGE([$resultados_tempos_2.E9];[$resultados_tempos_3.E9];[$resultados_tempos_4.E9])" office:value-type="float" office:value="262292" calcext:value-type="float">
            <text:p>262292</text:p>
          </table:table-cell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float" office:value="10000" calcext:value-type="float">
            <text:p>10000</text:p>
          </table:table-cell>
          <table:table-cell table:formula="of:=AVERAGE([$resultados_tempos_2.C10];[$resultados_tempos_3.C10];[$resultados_tempos_4.C10])" office:value-type="float" office:value="40997974.6666667" calcext:value-type="float">
            <text:p>40997975</text:p>
          </table:table-cell>
          <table:table-cell table:formula="of:=AVERAGE([$resultados_tempos_2.D10];[$resultados_tempos_3.D10];[$resultados_tempos_4.D10])" office:value-type="float" office:value="8983235" calcext:value-type="float">
            <text:p>8983235</text:p>
          </table:table-cell>
          <table:table-cell table:formula="of:=AVERAGE([$resultados_tempos_2.E10];[$resultados_tempos_3.E10];[$resultados_tempos_4.E10])" office:value-type="float" office:value="25681377.3333333" calcext:value-type="float">
            <text:p>25681377</text:p>
          </table:table-cell>
        </table:table-row>
      </table:table>
      <table:table table:name="resultados_tempos_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njunto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ubble_ms</text:p>
          </table:table-cell>
          <table:table-cell office:value-type="string" calcext:value-type="string">
            <text:p>insertion_ms</text:p>
          </table:table-cell>
          <table:table-cell office:value-type="string" calcext:value-type="string">
            <text:p>quick_ms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float" office:value="100" calcext:value-type="float">
            <text:p>100</text:p>
          </table:table-cell>
          <table:table-cell office:value-type="float" office:value="190359" calcext:value-type="float">
            <text:p>190359</text:p>
          </table:table-cell>
          <table:table-cell office:value-type="float" office:value="65524" calcext:value-type="float">
            <text:p>65524</text:p>
          </table:table-cell>
          <table:table-cell office:value-type="float" office:value="44173" calcext:value-type="float">
            <text:p>44173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float" office:value="1000" calcext:value-type="float">
            <text:p>1000</text:p>
          </table:table-cell>
          <table:table-cell office:value-type="float" office:value="4434002" calcext:value-type="float">
            <text:p>4434002</text:p>
          </table:table-cell>
          <table:table-cell office:value-type="float" office:value="2073530" calcext:value-type="float">
            <text:p>2073530</text:p>
          </table:table-cell>
          <table:table-cell office:value-type="float" office:value="392292" calcext:value-type="float">
            <text:p>392292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float" office:value="10000" calcext:value-type="float">
            <text:p>10000</text:p>
          </table:table-cell>
          <table:table-cell office:value-type="float" office:value="41227837" calcext:value-type="float">
            <text:p>41227837</text:p>
          </table:table-cell>
          <table:table-cell office:value-type="float" office:value="17152756" calcext:value-type="float">
            <text:p>17152756</text:p>
          </table:table-cell>
          <table:table-cell office:value-type="float" office:value="788941" calcext:value-type="float">
            <text:p>788941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office:value-type="float" office:value="100" calcext:value-type="float">
            <text:p>100</text:p>
          </table:table-cell>
          <table:table-cell office:value-type="float" office:value="882" calcext:value-type="float">
            <text:p>882</text:p>
          </table:table-cell>
          <table:table-cell office:value-type="float" office:value="16041" calcext:value-type="float">
            <text:p>16041</text:p>
          </table:table-cell>
          <table:table-cell office:value-type="float" office:value="18184" calcext:value-type="float">
            <text:p>18184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office:value-type="float" office:value="1000" calcext:value-type="float">
            <text:p>1000</text:p>
          </table:table-cell>
          <table:table-cell office:value-type="float" office:value="952" calcext:value-type="float">
            <text:p>952</text:p>
          </table:table-cell>
          <table:table-cell office:value-type="float" office:value="40617" calcext:value-type="float">
            <text:p>40617</text:p>
          </table:table-cell>
          <table:table-cell office:value-type="float" office:value="980814" calcext:value-type="float">
            <text:p>980814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office:value-type="float" office:value="10000" calcext:value-type="float">
            <text:p>10000</text:p>
          </table:table-cell>
          <table:table-cell office:value-type="float" office:value="3056" calcext:value-type="float">
            <text:p>3056</text:p>
          </table:table-cell>
          <table:table-cell office:value-type="float" office:value="40577" calcext:value-type="float">
            <text:p>40577</text:p>
          </table:table-cell>
          <table:table-cell office:value-type="float" office:value="34175846" calcext:value-type="float">
            <text:p>34175846</text:p>
          </table:table-cell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float" office:value="100" calcext:value-type="float">
            <text:p>100</text:p>
          </table:table-cell>
          <table:table-cell office:value-type="float" office:value="15429" calcext:value-type="float">
            <text:p>15429</text:p>
          </table:table-cell>
          <table:table-cell office:value-type="float" office:value="2615" calcext:value-type="float">
            <text:p>2615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float" office:value="1000" calcext:value-type="float">
            <text:p>1000</text:p>
          </table:table-cell>
          <table:table-cell office:value-type="float" office:value="1713660" calcext:value-type="float">
            <text:p>1713660</text:p>
          </table:table-cell>
          <table:table-cell office:value-type="float" office:value="94028" calcext:value-type="float">
            <text:p>94028</text:p>
          </table:table-cell>
          <table:table-cell office:value-type="float" office:value="257897" calcext:value-type="float">
            <text:p>257897</text:p>
          </table:table-cell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float" office:value="10000" calcext:value-type="float">
            <text:p>10000</text:p>
          </table:table-cell>
          <table:table-cell office:value-type="float" office:value="39613876" calcext:value-type="float">
            <text:p>39613876</text:p>
          </table:table-cell>
          <table:table-cell office:value-type="float" office:value="8834260" calcext:value-type="float">
            <text:p>8834260</text:p>
          </table:table-cell>
          <table:table-cell office:value-type="float" office:value="26300498" calcext:value-type="float">
            <text:p>26300498</text:p>
          </table:table-cell>
        </table:table-row>
      </table:table>
      <table:table table:name="resultados_tempos_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njunto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ubble_ms</text:p>
          </table:table-cell>
          <table:table-cell office:value-type="string" calcext:value-type="string">
            <text:p>insertion_ms</text:p>
          </table:table-cell>
          <table:table-cell office:value-type="string" calcext:value-type="string">
            <text:p>quick_ms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float" office:value="100" calcext:value-type="float">
            <text:p>100</text:p>
          </table:table-cell>
          <table:table-cell office:value-type="float" office:value="203394" calcext:value-type="float">
            <text:p>203394</text:p>
          </table:table-cell>
          <table:table-cell office:value-type="float" office:value="67959" calcext:value-type="float">
            <text:p>67959</text:p>
          </table:table-cell>
          <table:table-cell office:value-type="float" office:value="33103" calcext:value-type="float">
            <text:p>33103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float" office:value="1000" calcext:value-type="float">
            <text:p>1000</text:p>
          </table:table-cell>
          <table:table-cell office:value-type="float" office:value="3708690" calcext:value-type="float">
            <text:p>3708690</text:p>
          </table:table-cell>
          <table:table-cell office:value-type="float" office:value="1836121" calcext:value-type="float">
            <text:p>1836121</text:p>
          </table:table-cell>
          <table:table-cell office:value-type="float" office:value="306740" calcext:value-type="float">
            <text:p>306740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float" office:value="10000" calcext:value-type="float">
            <text:p>10000</text:p>
          </table:table-cell>
          <table:table-cell office:value-type="float" office:value="50561629" calcext:value-type="float">
            <text:p>50561629</text:p>
          </table:table-cell>
          <table:table-cell office:value-type="float" office:value="16819455" calcext:value-type="float">
            <text:p>16819455</text:p>
          </table:table-cell>
          <table:table-cell office:value-type="float" office:value="789903" calcext:value-type="float">
            <text:p>789903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office:value-type="float" office:value="100" calcext:value-type="float">
            <text:p>100</text:p>
          </table:table-cell>
          <table:table-cell office:value-type="float" office:value="1403" calcext:value-type="float">
            <text:p>1403</text:p>
          </table:table-cell>
          <table:table-cell office:value-type="float" office:value="13125" calcext:value-type="float">
            <text:p>13125</text:p>
          </table:table-cell>
          <table:table-cell office:value-type="float" office:value="18024" calcext:value-type="float">
            <text:p>18024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office:value-type="float" office:value="1000" calcext:value-type="float">
            <text:p>1000</text:p>
          </table:table-cell>
          <table:table-cell office:value-type="float" office:value="390" calcext:value-type="float">
            <text:p>390</text:p>
          </table:table-cell>
          <table:table-cell office:value-type="float" office:value="36889" calcext:value-type="float">
            <text:p>36889</text:p>
          </table:table-cell>
          <table:table-cell office:value-type="float" office:value="1020459" calcext:value-type="float">
            <text:p>1020459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office:value-type="float" office:value="10000" calcext:value-type="float">
            <text:p>10000</text:p>
          </table:table-cell>
          <table:table-cell office:value-type="float" office:value="2444" calcext:value-type="float">
            <text:p>2444</text:p>
          </table:table-cell>
          <table:table-cell office:value-type="float" office:value="40336" calcext:value-type="float">
            <text:p>40336</text:p>
          </table:table-cell>
          <table:table-cell office:value-type="float" office:value="39243043" calcext:value-type="float">
            <text:p>39243043</text:p>
          </table:table-cell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float" office:value="100" calcext:value-type="float">
            <text:p>100</text:p>
          </table:table-cell>
          <table:table-cell office:value-type="float" office:value="18645" calcext:value-type="float">
            <text:p>18645</text:p>
          </table:table-cell>
          <table:table-cell office:value-type="float" office:value="2444" calcext:value-type="float">
            <text:p>2444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float" office:value="1000" calcext:value-type="float">
            <text:p>1000</text:p>
          </table:table-cell>
          <table:table-cell office:value-type="float" office:value="512579" calcext:value-type="float">
            <text:p>512579</text:p>
          </table:table-cell>
          <table:table-cell office:value-type="float" office:value="94138" calcext:value-type="float">
            <text:p>94138</text:p>
          </table:table-cell>
          <table:table-cell office:value-type="float" office:value="270571" calcext:value-type="float">
            <text:p>270571</text:p>
          </table:table-cell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float" office:value="10000" calcext:value-type="float">
            <text:p>10000</text:p>
          </table:table-cell>
          <table:table-cell office:value-type="float" office:value="43466507" calcext:value-type="float">
            <text:p>43466507</text:p>
          </table:table-cell>
          <table:table-cell office:value-type="float" office:value="9501512" calcext:value-type="float">
            <text:p>9501512</text:p>
          </table:table-cell>
          <table:table-cell office:value-type="float" office:value="25378845" calcext:value-type="float">
            <text:p>25378845</text:p>
          </table:table-cell>
        </table:table-row>
      </table:table>
      <table:table table:name="resultados_tempos_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njunto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ubble_ms</text:p>
          </table:table-cell>
          <table:table-cell office:value-type="string" calcext:value-type="string">
            <text:p>insertion_ms</text:p>
          </table:table-cell>
          <table:table-cell office:value-type="string" calcext:value-type="string">
            <text:p>quick_ms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float" office:value="100" calcext:value-type="float">
            <text:p>100</text:p>
          </table:table-cell>
          <table:table-cell office:value-type="float" office:value="198986" calcext:value-type="float">
            <text:p>198986</text:p>
          </table:table-cell>
          <table:table-cell office:value-type="float" office:value="66316" calcext:value-type="float">
            <text:p>66316</text:p>
          </table:table-cell>
          <table:table-cell office:value-type="float" office:value="31419" calcext:value-type="float">
            <text:p>31419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float" office:value="1000" calcext:value-type="float">
            <text:p>1000</text:p>
          </table:table-cell>
          <table:table-cell office:value-type="float" office:value="3742455" calcext:value-type="float">
            <text:p>3742455</text:p>
          </table:table-cell>
          <table:table-cell office:value-type="float" office:value="2110069" calcext:value-type="float">
            <text:p>2110069</text:p>
          </table:table-cell>
          <table:table-cell office:value-type="float" office:value="309696" calcext:value-type="float">
            <text:p>309696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float" office:value="10000" calcext:value-type="float">
            <text:p>10000</text:p>
          </table:table-cell>
          <table:table-cell office:value-type="float" office:value="44513116" calcext:value-type="float">
            <text:p>44513116</text:p>
          </table:table-cell>
          <table:table-cell office:value-type="float" office:value="16847468" calcext:value-type="float">
            <text:p>16847468</text:p>
          </table:table-cell>
          <table:table-cell office:value-type="float" office:value="792438" calcext:value-type="float">
            <text:p>792438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office:value-type="float" office:value="100" calcext:value-type="float">
            <text:p>100</text:p>
          </table:table-cell>
          <table:table-cell office:value-type="float" office:value="732" calcext:value-type="float">
            <text:p>732</text:p>
          </table:table-cell>
          <table:table-cell office:value-type="float" office:value="13606" calcext:value-type="float">
            <text:p>13606</text:p>
          </table:table-cell>
          <table:table-cell office:value-type="float" office:value="17693" calcext:value-type="float">
            <text:p>17693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office:value-type="float" office:value="1000" calcext:value-type="float">
            <text:p>1000</text:p>
          </table:table-cell>
          <table:table-cell office:value-type="float" office:value="441" calcext:value-type="float">
            <text:p>441</text:p>
          </table:table-cell>
          <table:table-cell office:value-type="float" office:value="34525" calcext:value-type="float">
            <text:p>34525</text:p>
          </table:table-cell>
          <table:table-cell office:value-type="float" office:value="1024407" calcext:value-type="float">
            <text:p>1024407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office:value-type="float" office:value="10000" calcext:value-type="float">
            <text:p>10000</text:p>
          </table:table-cell>
          <table:table-cell office:value-type="float" office:value="3036" calcext:value-type="float">
            <text:p>3036</text:p>
          </table:table-cell>
          <table:table-cell office:value-type="float" office:value="37911" calcext:value-type="float">
            <text:p>37911</text:p>
          </table:table-cell>
          <table:table-cell office:value-type="float" office:value="38961050" calcext:value-type="float">
            <text:p>38961050</text:p>
          </table:table-cell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float" office:value="100" calcext:value-type="float">
            <text:p>100</text:p>
          </table:table-cell>
          <table:table-cell office:value-type="float" office:value="16852" calcext:value-type="float">
            <text:p>16852</text:p>
          </table:table-cell>
          <table:table-cell office:value-type="float" office:value="3226" calcext:value-type="float">
            <text:p>3226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float" office:value="1000" calcext:value-type="float">
            <text:p>1000</text:p>
          </table:table-cell>
          <table:table-cell office:value-type="float" office:value="2444421" calcext:value-type="float">
            <text:p>2444421</text:p>
          </table:table-cell>
          <table:table-cell office:value-type="float" office:value="94087" calcext:value-type="float">
            <text:p>94087</text:p>
          </table:table-cell>
          <table:table-cell office:value-type="float" office:value="258408" calcext:value-type="float">
            <text:p>258408</text:p>
          </table:table-cell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float" office:value="10000" calcext:value-type="float">
            <text:p>10000</text:p>
          </table:table-cell>
          <table:table-cell office:value-type="float" office:value="39913541" calcext:value-type="float">
            <text:p>39913541</text:p>
          </table:table-cell>
          <table:table-cell office:value-type="float" office:value="8613933" calcext:value-type="float">
            <text:p>8613933</text:p>
          </table:table-cell>
          <table:table-cell office:value-type="float" office:value="25364789" calcext:value-type="float">
            <text:p>25364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skaydiaMono NF" svg:font-family="'CaskaydiaMono NF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4T14:29:42.997719621</dc:date>
    <meta:editing-duration>PT9M56S</meta:editing-duration>
    <meta:editing-cycles>2</meta:editing-cycles>
    <meta:generator>LibreOffice/25.8.2.2$Linux_X86_64 LibreOffice_project/580$Build-2</meta:generator>
    <meta:document-statistic meta:table-count="5" meta:cell-count="254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6.466cm" svg:y="0.316cm" chart:style-name="ch2">
          <text:p>Tamanho: 100</text:p>
        </chart:title>
        <chart:legend chart:legend-position="end" svg:x="13.945cm" svg:y="3.703cm" style:legend-expansion="high" chart:style-name="ch3"/>
        <chart:plot-area chart:style-name="ch4" svg:x="1.331cm" svg:y="1.275cm" svg:width="12.294cm" svg:height="6.564cm">
          <chart:coordinate-region svg:x="2.73cm" svg:y="1.474cm" svg:width="10.895cm" svg:height="5.718cm"/>
          <chart:axis chart:dimension="x" chart:name="primary-x" chart:style-name="ch5" chartooo:axis-type="auto">
            <chartooo:date-scale/>
            <chart:title svg:x="6.936cm" svg:y="8.019cm" chart:style-name="ch2">
              <text:p><text:span text:style-name="T1">Ordem</text:span></text:p>
            </chart:title>
            <chart:categories table:cell-range-address="resultados_tempos.B15:resultados_tempos.B17"/>
          </chart:axis>
          <chart:axis chart:dimension="y" chart:name="primary-y" chart:style-name="ch6">
            <chart:title svg:x="0.451cm" svg:y="5.426cm" chart:style-name="ch7">
              <text:p><text:span text:style-name="T1">Tempo (ns)</text:span></text:p>
            </chart:title>
            <chart:grid chart:style-name="ch8" chart:class="major"/>
          </chart:axis>
          <chart:series chart:style-name="ch9" chart:values-cell-range-address="resultados_tempos.C15:resultados_tempos.C17" chart:label-cell-address="resultados_tempos.C14:resultados_tempos.C14" chart:class="chart:bar">
            <chart:data-point chart:repeated="3"/>
          </chart:series>
          <chart:series chart:style-name="ch10" chart:values-cell-range-address="resultados_tempos.D15:resultados_tempos.D17" chart:label-cell-address="resultados_tempos.D14:resultados_tempos.D14" chart:class="chart:bar">
            <chart:data-point chart:repeated="3"/>
          </chart:series>
          <chart:series chart:style-name="ch11" chart:values-cell-range-address="resultados_tempos.E15:resultados_tempos.E17" chart:label-cell-address="resultados_tempos.E14:resultados_tempos.E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resultados_tempos.C14:resultados_tempos.C14</svg:desc>
                </draw:g>
              </table:table-cell>
              <table:table-cell office:value-type="string">
                <text:p>insertion</text:p>
                <draw:g>
                  <svg:desc>resultados_tempos.D14:resultados_tempos.D14</svg:desc>
                </draw:g>
              </table:table-cell>
              <table:table-cell office:value-type="string">
                <text:p>quick</text:p>
                <draw:g>
                  <svg:desc>resultados_tempos.E14:resultados_tempos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orio</text:p>
                <draw:g>
                  <svg:desc>resultados_tempos.B15:resultados_tempos.B17</svg:desc>
                </draw:g>
              </table:table-cell>
              <table:table-cell office:value-type="float" office:value="197579.666666667">
                <text:p>197579.666666667</text:p>
                <draw:g>
                  <svg:desc>resultados_tempos.C15:resultados_tempos.C17</svg:desc>
                </draw:g>
              </table:table-cell>
              <table:table-cell office:value-type="float" office:value="66599.6666666667">
                <text:p>66599.6666666667</text:p>
                <draw:g>
                  <svg:desc>resultados_tempos.D15:resultados_tempos.D17</svg:desc>
                </draw:g>
              </table:table-cell>
              <table:table-cell office:value-type="float" office:value="36231.6666666667">
                <text:p>36231.6666666667</text:p>
                <draw:g>
                  <svg:desc>resultados_tempos.E15:resultados_tempos.E17</svg:desc>
                </draw:g>
              </table:table-cell>
            </table:table-row>
            <table:table-row>
              <table:table-cell office:value-type="string">
                <text:p>crescente</text:p>
              </table:table-cell>
              <table:table-cell office:value-type="float" office:value="1005.66666666667">
                <text:p>1005.66666666667</text:p>
              </table:table-cell>
              <table:table-cell office:value-type="float" office:value="14257.3333333333">
                <text:p>14257.3333333333</text:p>
              </table:table-cell>
              <table:table-cell office:value-type="float" office:value="17967">
                <text:p>17967</text:p>
              </table:table-cell>
            </table:table-row>
            <table:table-row>
              <table:table-cell office:value-type="string">
                <text:p>decrescente</text:p>
              </table:table-cell>
              <table:table-cell office:value-type="float" office:value="16975.3333333333">
                <text:p>16975.3333333333</text:p>
              </table:table-cell>
              <table:table-cell office:value-type="float" office:value="2761.66666666667">
                <text:p>2761.66666666667</text:p>
              </table:table-cell>
              <table:table-cell office:value-type="float" office:value="6054.66666666667">
                <text:p>6054.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6.604cm" svg:y="0.316cm" chart:style-name="ch2">
          <text:p>Tamanho: 1k</text:p>
        </chart:title>
        <chart:legend chart:legend-position="end" svg:x="13.945cm" svg:y="3.703cm" style:legend-expansion="high" chart:style-name="ch3"/>
        <chart:plot-area chart:style-name="ch4" svg:x="1.331cm" svg:y="1.275cm" svg:width="12.294cm" svg:height="6.564cm">
          <chart:coordinate-region svg:x="2.921cm" svg:y="1.474cm" svg:width="10.704cm" svg:height="5.718cm"/>
          <chart:axis chart:dimension="x" chart:name="primary-x" chart:style-name="ch5" chartooo:axis-type="auto">
            <chartooo:date-scale/>
            <chart:title svg:x="6.936cm" svg:y="8.019cm" chart:style-name="ch2">
              <text:p><text:span text:style-name="T1">Ordem</text:span></text:p>
            </chart:title>
            <chart:categories table:cell-range-address="resultados_tempos.B21:resultados_tempos.B23"/>
          </chart:axis>
          <chart:axis chart:dimension="y" chart:name="primary-y" chart:style-name="ch6">
            <chart:title svg:x="0.451cm" svg:y="5.426cm" chart:style-name="ch7">
              <text:p><text:span text:style-name="T1">Tempo (ns)</text:span></text:p>
            </chart:title>
            <chart:grid chart:style-name="ch8" chart:class="major"/>
          </chart:axis>
          <chart:series chart:style-name="ch9" chart:values-cell-range-address="resultados_tempos.C21:resultados_tempos.C23" chart:label-cell-address="resultados_tempos.C20:resultados_tempos.C20" chart:class="chart:bar">
            <chart:data-point chart:repeated="3"/>
          </chart:series>
          <chart:series chart:style-name="ch10" chart:values-cell-range-address="resultados_tempos.D21:resultados_tempos.D23" chart:label-cell-address="resultados_tempos.D20:resultados_tempos.D20" chart:class="chart:bar">
            <chart:data-point chart:repeated="3"/>
          </chart:series>
          <chart:series chart:style-name="ch11" chart:values-cell-range-address="resultados_tempos.E21:resultados_tempos.E23" chart:label-cell-address="resultados_tempos.E20:resultados_tempos.E2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resultados_tempos.C20:resultados_tempos.C20</svg:desc>
                </draw:g>
              </table:table-cell>
              <table:table-cell office:value-type="string">
                <text:p>insertion</text:p>
                <draw:g>
                  <svg:desc>resultados_tempos.D20:resultados_tempos.D20</svg:desc>
                </draw:g>
              </table:table-cell>
              <table:table-cell office:value-type="string">
                <text:p>quick</text:p>
                <draw:g>
                  <svg:desc>resultados_tempos.E20:resultados_tempos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orio</text:p>
                <draw:g>
                  <svg:desc>resultados_tempos.B21:resultados_tempos.B23</svg:desc>
                </draw:g>
              </table:table-cell>
              <table:table-cell office:value-type="float" office:value="3961715.66666667">
                <text:p>3961715.66666667</text:p>
                <draw:g>
                  <svg:desc>resultados_tempos.C21:resultados_tempos.C23</svg:desc>
                </draw:g>
              </table:table-cell>
              <table:table-cell office:value-type="float" office:value="2006573.33333333">
                <text:p>2006573.33333333</text:p>
                <draw:g>
                  <svg:desc>resultados_tempos.D21:resultados_tempos.D23</svg:desc>
                </draw:g>
              </table:table-cell>
              <table:table-cell office:value-type="float" office:value="336242.666666667">
                <text:p>336242.666666667</text:p>
                <draw:g>
                  <svg:desc>resultados_tempos.E21:resultados_tempos.E23</svg:desc>
                </draw:g>
              </table:table-cell>
            </table:table-row>
            <table:table-row>
              <table:table-cell office:value-type="string">
                <text:p>crescente</text:p>
              </table:table-cell>
              <table:table-cell office:value-type="float" office:value="594.333333333333">
                <text:p>594.333333333333</text:p>
              </table:table-cell>
              <table:table-cell office:value-type="float" office:value="37343.6666666667">
                <text:p>37343.6666666667</text:p>
              </table:table-cell>
              <table:table-cell office:value-type="float" office:value="1008560">
                <text:p>1008560</text:p>
              </table:table-cell>
            </table:table-row>
            <table:table-row>
              <table:table-cell office:value-type="string">
                <text:p>decrescente</text:p>
              </table:table-cell>
              <table:table-cell office:value-type="float" office:value="1556886.66666667">
                <text:p>1556886.66666667</text:p>
              </table:table-cell>
              <table:table-cell office:value-type="float" office:value="94084.3333333333">
                <text:p>94084.3333333333</text:p>
              </table:table-cell>
              <table:table-cell office:value-type="float" office:value="262292">
                <text:p>262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6.479cm" svg:y="0.316cm" chart:style-name="ch2">
          <text:p>Tamanho: 10k</text:p>
        </chart:title>
        <chart:legend chart:legend-position="end" svg:x="13.945cm" svg:y="3.703cm" style:legend-expansion="high" chart:style-name="ch3"/>
        <chart:plot-area chart:style-name="ch4" svg:x="1.331cm" svg:y="1.275cm" svg:width="12.294cm" svg:height="6.564cm">
          <chart:coordinate-region svg:x="3.112cm" svg:y="1.474cm" svg:width="10.513cm" svg:height="5.718cm"/>
          <chart:axis chart:dimension="x" chart:name="primary-x" chart:style-name="ch5" chartooo:axis-type="auto">
            <chartooo:date-scale/>
            <chart:title svg:x="6.936cm" svg:y="8.019cm" chart:style-name="ch2">
              <text:p><text:span text:style-name="T1">Ordem</text:span></text:p>
            </chart:title>
            <chart:categories table:cell-range-address="resultados_tempos.B27:resultados_tempos.B29"/>
          </chart:axis>
          <chart:axis chart:dimension="y" chart:name="primary-y" chart:style-name="ch6">
            <chart:title svg:x="0.451cm" svg:y="5.426cm" chart:style-name="ch7">
              <text:p><text:span text:style-name="T1">Tempo (ns)</text:span></text:p>
            </chart:title>
            <chart:grid chart:style-name="ch8" chart:class="major"/>
          </chart:axis>
          <chart:series chart:style-name="ch9" chart:values-cell-range-address="resultados_tempos.C27:resultados_tempos.C29" chart:label-cell-address="resultados_tempos.C26:resultados_tempos.C26" chart:class="chart:bar">
            <chart:data-point chart:repeated="3"/>
          </chart:series>
          <chart:series chart:style-name="ch10" chart:values-cell-range-address="resultados_tempos.D27:resultados_tempos.D29" chart:label-cell-address="resultados_tempos.D26:resultados_tempos.D26" chart:class="chart:bar">
            <chart:data-point chart:repeated="3"/>
          </chart:series>
          <chart:series chart:style-name="ch11" chart:values-cell-range-address="resultados_tempos.E27:resultados_tempos.E29" chart:label-cell-address="resultados_tempos.E26:resultados_tempos.E2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resultados_tempos.C26:resultados_tempos.C26</svg:desc>
                </draw:g>
              </table:table-cell>
              <table:table-cell office:value-type="string">
                <text:p>insertion</text:p>
                <draw:g>
                  <svg:desc>resultados_tempos.D26:resultados_tempos.D26</svg:desc>
                </draw:g>
              </table:table-cell>
              <table:table-cell office:value-type="string">
                <text:p>quick</text:p>
                <draw:g>
                  <svg:desc>resultados_tempos.E26:resultados_tempos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orio</text:p>
                <draw:g>
                  <svg:desc>resultados_tempos.B27:resultados_tempos.B29</svg:desc>
                </draw:g>
              </table:table-cell>
              <table:table-cell office:value-type="float" office:value="45434194">
                <text:p>45434194</text:p>
                <draw:g>
                  <svg:desc>resultados_tempos.C27:resultados_tempos.C29</svg:desc>
                </draw:g>
              </table:table-cell>
              <table:table-cell office:value-type="float" office:value="16939893">
                <text:p>16939893</text:p>
                <draw:g>
                  <svg:desc>resultados_tempos.D27:resultados_tempos.D29</svg:desc>
                </draw:g>
              </table:table-cell>
              <table:table-cell office:value-type="float" office:value="790427.333333333">
                <text:p>790427.333333333</text:p>
                <draw:g>
                  <svg:desc>resultados_tempos.E27:resultados_tempos.E29</svg:desc>
                </draw:g>
              </table:table-cell>
            </table:table-row>
            <table:table-row>
              <table:table-cell office:value-type="string">
                <text:p>crescente</text:p>
              </table:table-cell>
              <table:table-cell office:value-type="float" office:value="2845.33333333333">
                <text:p>2845.33333333333</text:p>
              </table:table-cell>
              <table:table-cell office:value-type="float" office:value="39608">
                <text:p>39608</text:p>
              </table:table-cell>
              <table:table-cell office:value-type="float" office:value="37459979.6666667">
                <text:p>37459979.6666667</text:p>
              </table:table-cell>
            </table:table-row>
            <table:table-row>
              <table:table-cell office:value-type="string">
                <text:p>decrescente</text:p>
              </table:table-cell>
              <table:table-cell office:value-type="float" office:value="40997974.6666667">
                <text:p>40997974.6666667</text:p>
              </table:table-cell>
              <table:table-cell office:value-type="float" office:value="8983235">
                <text:p>8983235</text:p>
              </table:table-cell>
              <table:table-cell office:value-type="float" office:value="25681377.3333333">
                <text:p>25681377.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5.904cm" svg:y="0.316cm" chart:style-name="ch2">
          <text:p>Zoom Tamanho 10k</text:p>
        </chart:title>
        <chart:legend chart:legend-position="end" svg:x="13.754cm" svg:y="4.201cm" style:legend-expansion="high" chart:style-name="ch3"/>
        <chart:plot-area chart:style-name="ch4" svg:x="1.331cm" svg:y="1.275cm" svg:width="12.103cm" svg:height="6.564cm">
          <chart:coordinate-region svg:x="2.538cm" svg:y="1.474cm" svg:width="10.896cm" svg:height="5.718cm"/>
          <chart:axis chart:dimension="x" chart:name="primary-x" chart:style-name="ch5" chartooo:axis-type="auto">
            <chartooo:date-scale/>
            <chart:title svg:x="6.84cm" svg:y="8.019cm" chart:style-name="ch2">
              <text:p><text:span text:style-name="T1">Ordem</text:span></text:p>
            </chart:title>
            <chart:categories table:cell-range-address="resultados_tempos.C26:resultados_tempos.D26"/>
          </chart:axis>
          <chart:axis chart:dimension="y" chart:name="primary-y" chart:style-name="ch6">
            <chart:title svg:x="0.451cm" svg:y="5.426cm" chart:style-name="ch7">
              <text:p><text:span text:style-name="T1">Tempo (ns)</text:span></text:p>
            </chart:title>
            <chart:grid chart:style-name="ch8" chart:class="major"/>
          </chart:axis>
          <chart:series chart:style-name="ch9" chart:values-cell-range-address="resultados_tempos.C28:resultados_tempos.D28" chart:label-cell-address="resultados_tempos.B28:resultados_tempos.B28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resultados_tempos.C26:resultados_tempos.D26</svg:desc>
                </draw:g>
              </table:table-cell>
              <table:table-cell office:value-type="string">
                <text:p>insertion</text:p>
              </table:table-cell>
            </table:table-row>
          </table:table-header-rows>
          <table:table-rows>
            <table:table-row>
              <table:table-cell office:value-type="string">
                <text:p>crescente</text:p>
                <draw:g>
                  <svg:desc>resultados_tempos.B28:resultados_tempos.B28</svg:desc>
                </draw:g>
              </table:table-cell>
              <table:table-cell office:value-type="float" office:value="2845.33333333333">
                <text:p>2845.33333333333</text:p>
                <draw:g>
                  <svg:desc>resultados_tempos.C28:resultados_tempos.D28</svg:desc>
                </draw:g>
              </table:table-cell>
              <table:table-cell office:value-type="float" office:value="39608">
                <text:p>39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